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9.645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8.631cm"/>
    </style:style>
    <style:style style:name="co9" style:family="table-column">
      <style:table-column-properties fo:break-before="auto" style:column-width="7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5" office:value-type="string" calcext:value-type="string">
            <text:p>한글 제목</text:p>
          </table:table-cell>
          <table:table-cell table:style-name="ce5" office:value-type="string" calcext:value-type="string">
            <text:p>영어 제목</text:p>
          </table:table-cell>
          <table:table-cell table:style-name="ce5" office:value-type="string" calcext:value-type="string">
            <text:p>링크</text:p>
          </table:table-cell>
          <table:table-cell table:style-name="ce5" office:value-type="string" calcext:value-type="string">
            <text:p>출시년도</text:p>
          </table:table-cell>
          <table:table-cell table:style-name="ce5" office:value-type="string" calcext:value-type="string">
            <text:p>장르</text:p>
          </table:table-cell>
          <table:table-cell table:style-name="ce5" office:value-type="string" calcext:value-type="string">
            <text:p>개발사</text:p>
          </table:table-cell>
          <table:table-cell table:style-name="ce5" office:value-type="string" calcext:value-type="string">
            <text:p>퍼블리셔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EOPOPCORN Cor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Palmsof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Al Fine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string" calcext:value-type="string">
            <text:p>2023 Q4 예정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MINTROCKET</text:p>
          </table:table-cell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number-columns-repeated="3" table:style-name="ce1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9" office:value-type="string" calcext:value-type="string">
            <text:p>dumm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SUNNY SIDE U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DOTORI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Hoochoo Game 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One Day : The Sun Disappeared</text:p>
          </table:table-cell>
          <table:table-cell table:style-name="ce2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emo Sof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Cassel 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REMIMOR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anali 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Dandyli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2"/>
        </table:table-row>
        <table:table-row table:style-name="ro1" table:number-rows-repeated="104851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r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game_table" table:target-range-address="list.B4:list.C6" table:on-update-keep-styles="true" table:on-update-keep-size="false"/>
        <table:database-range table:name="__Anonymous_Sheet_DB__0" table:target-range-address="list.B2:list.H5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kr.A1:kr.A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00/00/00</text:date>, <text:time style:data-style-name="N2" text:time-value="16:36:06.61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5T16:39:55.899000000</dc:date>
    <meta:editing-duration>PT6H12M30S</meta:editing-duration>
    <meta:editing-cycles>101</meta:editing-cycles>
    <meta:document-statistic meta:table-count="2" meta:cell-count="368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MsgBox( file_path )
	
	Dim file_system As Variant
	file_system = CreateScriptService("FileSystem")
	
	Dim header_pf As Variant
	Set header_pf = file_system.OpenTextFile(file_path, file_system.ForReading)
	
	
	'
	'
	'
	out_file.WriteLine( header_pf.ReadAll() )
	
	
	'
    ' File Close
    '
    header_pf.CloseFile()
	header_pf = header_pf.Dispose()	

End Function



Function ExportList( sheet as Variant, active_area_h as Integer, key_index as Integer, sub_index as Integer, out_file as Variant )
	
	Dim title, result as String
    Dim i, j as Integer
    For i = StartY to active_area_h
    
    	'
    	' Check Export Flag
    	'
    	If sheet.getCellByPosition( StartX, i ).String = "x" Then
    		GoTo Continue
    	EndIf
    	
    	
    	'
    	' Empty is End
    	'
    	If sheet.getCellByPosition( key_index, i ).String = "" Then
    		Exit For
    	EndIf
    	
    	
    	'
    	' Title : [ Key Title, Sub Title ] or [ Key Title ]
    	'
    	If sheet.getCellByPosition( sub_index, i ).String = "" Then
    		title = _
    				"[" _
	    		&amp; 	sheet.getCellByPosition( key_index, i ).String _
    			&amp;	"]"
    	Else
    		title = _
    				"[" _
	    		&amp; 	sheet.getCellByPosition( key_index, i ).String _
	    		&amp; 	" | " _
	    		&amp; 	sheet.getCellByPosition( sub_index, i ).String _
    			&amp;	"]"
    	EndIf
    	
    	
    	'
    	' Build Info
    	'
    	result = _
    			"####" _
    		&amp; 	" " _
    		&amp; 	title _
    		&amp; 	"( " _
    		&amp;  		sheet.getCellByPosition( 3, i ).String _
    		&amp; 	" )" _
    		&amp; 	" " _
    		&amp;	"( " _
	    		&amp; 	sheet.getCellByPosition( 4, i ).String _
	    		&amp; 	" | " &amp; sheet.getCellByPosition( 5, i ).String _
	    		&amp; 	" | " &amp; sheet.getCellByPosition( 6, i ).String _
	    		&amp;	" | " &amp; sheet.getCellByPosition( 7, i ).String _
    		&amp; " )"
    	
    	
    	'
    	'
    	'
    	out_file.WriteLine( result )
    	'MsgBox( result )
    	
    Continue:
    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me.txt" )
	MsgBox( file_path )
	
	Dim file_system As Variant
	file_system = CreateScriptService("FileSystem")
	
	Dim pf As Variant
	Set pf = file_system.CreateTextFile(file_path, Overwrite := true)
	
	
	
	'
	'
	'
	LoadFile( "header.txt", pf )
	
	
	'
	' Sheet
	'
    Dim sheet as Object
    sheet = ThisComponent.Sheets.getByName( "list" )
    
    
    '
    ' Max X, Y
    '
    Dim active_area as Size
    active_area = CalculateSheetActiveArea( sheet )
    MsgBox( "Active Area : " &amp; StartX &amp; " : " &amp; StartY &amp; " ~ " &amp; active_area.w &amp; " : " &amp; active_area.h )
    
    
    '
    ' Export List
    '
    On Error GoTo ERROR_END 'Error 발생시 File 해제 용도
    
    	'
    	'
    	'
    	Dim range4sort
    		range4sort = sheet.getCellRangeByPosition( StartX, StartY, active_area.w, active_area.h )
    	
    	Dim sort_field(1) as new com.sun.star.util.SortField
			sort_field(0).SortAscending = TRUE
		    sort_field(0).FieldType = com.sun.star.util.SortFieldType.ALPHANUMERIC
		    sort_field(1).SortAscending = TRUE
		    sort_field(1).FieldType = com.sun.star.util.SortFieldType.ALPHANUMERIC
	    
	    Dim sort_description(0) as new com.sun.star.beans.PropertyValue
		    sort_description(0).Name = "SortFields"
		    sort_description(0).Value = sort_field()
		    
    	
	    '
	    ' Write : Korean List
	    '
	    pf.WriteLine( "## 한국어 제목" &amp; Chr( 10 ) )
		    sort_field(0).Field = 1
		    sort_field(1).Field = 2
		    sort_description(0).Value = sort_field()
		    range4sort.Sort( sort_description() )
	    ExportList( sheet, active_area.h, 1, 2, pf )
	    
	    
	    pf.WriteLine( Chr( 10 ) &amp; Chr( 10 ) )
	    
	    
	    '
	    ' Write : Number, English List
	    '
	    pf.WriteLine( "## 숫자, 영어 제목" &amp; Chr( 10 ) )
		    sort_field(0).Field = 2
		    sort_field(1).Field = 1
		    sort_description(0).Value = sort_field()
	    	range4sort.Sort( sort_description() )
	    ExportList( sheet, active_area.h, 2, 1, pf )
	    
	    
    	MsgBox( "Success" )
    	
    ERROR_END:
    
    
    '
    ' File Close
    '
    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